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E0000015EAD4490560D540FB3.png" manifest:media-type="image/png"/>
  <manifest:file-entry manifest:full-path="Pictures/10000000000002540000015923EA484312618851.png" manifest:media-type="image/png"/>
  <manifest:file-entry manifest:full-path="Pictures/100000000000025200000159CC179373B656292C.png" manifest:media-type="image/png"/>
  <manifest:file-entry manifest:full-path="Pictures/10000000000002520000015DFC9AA1CB8B8DF8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716cm" svg:height="9.234cm" draw:z-index="0"><draw:image xlink:href="Pictures/10000000000002520000015DFC9AA1CB8B8DF83A.png" xlink:type="simple" xlink:show="embed" xlink:actuate="onLoad"/></draw:frame></text:p>
      <text:p text:style-name="Standard"><draw:frame draw:style-name="fr2" draw:name="Image2" text:anchor-type="paragraph" svg:x="0.642cm" svg:y="3.836cm" svg:width="15.716cm" svg:height="9.128cm" draw:z-index="1"><draw:image xlink:href="Pictures/100000000000025200000159CC179373B656292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15.769cm" svg:height="9.128cm" draw:z-index="2"><draw:image xlink:href="Pictures/10000000000002540000015923EA484312618851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4" text:anchor-type="paragraph" svg:x="0.695cm" svg:y="2.011cm" svg:width="15.61cm" svg:height="9.26cm" draw:z-index="3"><draw:image xlink:href="Pictures/100000000000024E0000015EAD4490560D540F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8:51:58.581571318</meta:creation-date>
    <dc:date>2019-03-14T18:53:39.918474929</dc:date>
    <meta:editing-duration>PT1M41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